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66f5"/>
    </style:style>
    <style:style style:name="P2" style:family="paragraph" style:parent-style-name="Standard">
      <style:text-properties style:font-name="Garuda" officeooo:rsid="001366f5" officeooo:paragraph-rsid="001366f5"/>
    </style:style>
    <style:style style:name="P3" style:family="paragraph" style:parent-style-name="Standard">
      <style:text-properties style:font-name="Garuda" officeooo:rsid="001463f3" officeooo:paragraph-rsid="001463f3"/>
    </style:style>
    <style:style style:name="P4" style:family="paragraph" style:parent-style-name="Standard">
      <style:text-properties style:font-name="Garuda" fo:font-style="normal" officeooo:rsid="001463f3" officeooo:paragraph-rsid="001463f3" style:font-style-asian="normal" style:font-style-complex="normal"/>
    </style:style>
    <style:style style:name="P5" style:family="paragraph" style:parent-style-name="Standard">
      <style:text-properties style:font-name="Garuda" officeooo:rsid="00163beb" officeooo:paragraph-rsid="00163beb"/>
    </style:style>
    <style:style style:name="P6" style:family="paragraph" style:parent-style-name="Standard">
      <style:text-properties style:font-name="Garuda" style:text-underline-style="solid" style:text-underline-width="auto" style:text-underline-color="font-color" fo:font-weight="bold" officeooo:rsid="001366f5" officeooo:paragraph-rsid="001366f5" style:font-weight-asian="bold" style:font-weight-complex="bold"/>
    </style:style>
    <style:style style:name="P7" style:family="paragraph" style:parent-style-name="Standard">
      <style:text-properties style:font-name="Garuda" officeooo:rsid="0016cee5" officeooo:paragraph-rsid="0016cee5"/>
    </style:style>
    <style:style style:name="P8" style:family="paragraph" style:parent-style-name="Standard">
      <style:text-properties style:font-name="Garuda" officeooo:rsid="0017ff68" officeooo:paragraph-rsid="0017ff68"/>
    </style:style>
    <style:style style:name="P9" style:family="paragraph" style:parent-style-name="Standard">
      <style:text-properties officeooo:paragraph-rsid="001463f3"/>
    </style:style>
    <style:style style:name="P10" style:family="paragraph" style:parent-style-name="Standard">
      <style:text-properties style:font-name="Garuda" officeooo:rsid="0016cee5" officeooo:paragraph-rsid="0016cee5"/>
    </style:style>
    <style:style style:name="P11" style:family="paragraph" style:parent-style-name="Standard">
      <style:text-properties officeooo:paragraph-rsid="001366f5"/>
    </style:style>
    <style:style style:name="P12" style:family="paragraph" style:parent-style-name="Standard">
      <style:text-properties officeooo:paragraph-rsid="001a7c59"/>
    </style:style>
    <style:style style:name="P13" style:family="paragraph" style:parent-style-name="Standard">
      <style:text-properties officeooo:rsid="001a7c59" officeooo:paragraph-rsid="001a7c59"/>
    </style:style>
    <style:style style:name="T1" style:family="text">
      <style:text-properties style:font-name="Garuda"/>
    </style:style>
    <style:style style:name="T2" style:family="text">
      <style:text-properties style:font-name="Garuda" officeooo:rsid="001366f5"/>
    </style:style>
    <style:style style:name="T3" style:family="text">
      <style:text-properties style:font-name="Garuda" fo:font-weight="bold" style:font-weight-asian="bold" style:font-weight-complex="bold"/>
    </style:style>
    <style:style style:name="T4" style:family="text">
      <style:text-properties style:font-name="Garuda" fo:font-weight="bold" officeooo:rsid="001366f5" style:font-weight-asian="bold" style:font-weight-complex="bold"/>
    </style:style>
    <style:style style:name="T5" style:family="text">
      <style:text-properties style:font-name="Garuda" officeooo:rsid="001463f3"/>
    </style:style>
    <style:style style:name="T6" style:family="text">
      <style:text-properties style:font-name="Garuda" fo:font-style="italic" officeooo:rsid="001463f3" style:font-style-asian="italic" style:font-style-complex="italic"/>
    </style:style>
    <style:style style:name="T7" style:family="text">
      <style:text-properties style:font-name="Garuda" officeooo:rsid="00163beb"/>
    </style:style>
    <style:style style:name="T8" style:family="text">
      <style:text-properties style:font-name="Garuda" officeooo:rsid="001a7c59"/>
    </style:style>
    <style:style style:name="T9" style:family="text">
      <style:text-properties style:font-name="Garuda" officeooo:rsid="001af57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63beb"/>
    </style:style>
    <style:style style:name="T12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X<text:span text:style-name="T12"> </text:span>COMANDOS</text:p>
      <text:p text:style-name="P2"/>
      <text:p text:style-name="P1"><text:span text:style-name="T4">ls →</text:span><text:span text:style-name="T2"> lista arquivos do diretório atual;</text:span></text:p>
      <text:p text:style-name="P1"><text:span text:style-name="T2"><text:tab/>* →</text:span><text:span text:style-name="T7"> exibe todos diretórios e arquivos;</text:span></text:p>
      <text:p text:style-name="P1"><text:span text:style-name="T4">cd →</text:span><text:span text:style-name="T2"> altera o diretório atual (change directory);</text:span></text:p>
      <text:p text:style-name="P2"><text:span text:style-name="T10">cd . →</text:span> exibe o diretório atual;</text:p>
      <text:p text:style-name="P1"><text:span text:style-name="T4">cd .. →</text:span><text:span text:style-name="T2"> retorna para o diretório “pai”;</text:span></text:p>
      <text:p text:style-name="P2"><text:span text:style-name="T10">mkdir →</text:span> cria um novo diretório (make directory);</text:p>
      <text:p text:style-name="P2"><text:span text:style-name="T10">pwd →</text:span> exibe o diretório completo;</text:p>
      <text:p text:style-name="P8"><text:span text:style-name="T10">touch →</text:span> cria um novo arquivo;</text:p>
      <text:p text:style-name="P2"><text:span text:style-name="T10">cp → </text:span>copia o arquivo especificado;</text:p>
      <text:p text:style-name="P12"><text:span text:style-name="T4">cat →</text:span><text:span text:style-name="T2"> </text:span><text:span text:style-name="T8">lista os valores de um</text:span><text:span text:style-name="T2"> arquivo especificado;</text:span></text:p>
      <text:p text:style-name="P12"><text:span text:style-name="T4">cat →</text:span><text:span text:style-name="T8"> cria um novo arquivo especificado;</text:span></text:p>
      <text:p text:style-name="P1"><text:span text:style-name="T2"><text:tab/></text:span><text:span text:style-name="T8">&gt; → cria e inclui valores a um arquivo;</text:span></text:p>
      <text:p text:style-name="P1"><text:span text:style-name="T8"><text:tab/>&gt;&gt; → adiciona valores a um arquivo;</text:span></text:p>
      <text:p text:style-name="P13"><text:span text:style-name="T3">sort →</text:span><text:span text:style-name="T1"> lista os valores em ordem alfabética;</text:span></text:p>
      <text:p text:style-name="P1"><text:span text:style-name="T4">mv →</text:span><text:span text:style-name="T2"> move/</text:span><text:span text:style-name="T9">renomeia</text:span><text:span text:style-name="T2"> um arquivo </text:span><text:span text:style-name="T5">específico</text:span><text:span text:style-name="T2">;</text:span></text:p>
      <text:p text:style-name="P3"><text:span text:style-name="T10">rm →</text:span> apaga um arquivo especifico;</text:p>
      <text:p text:style-name="P3"><text:span text:style-name="T10">rmdir →</text:span> apaga um diretório específico (apenas funciona se o diretório estiver vazio);</text:p>
      <text:p text:style-name="P3"><text:span text:style-name="T10">rm -rf →</text:span> apaga um diretório e todos os arquivos/diretórios existentes;</text:p>
      <text:p text:style-name="P3"><text:span text:style-name="T10">less →</text:span> exibe parte do conteúdo de um arquivo por página;</text:p>
      <text:p text:style-name="P4"><text:tab/>/nome_do_valor → exibe todo o conteúdo da busca “nome_do_valor”;</text:p>
      <text:p text:style-name="P3"><text:span text:style-name="T10">head →</text:span> mostra os dez primeiros valores de um arquivo;</text:p>
      <text:p text:style-name="P3"><text:span text:style-name="T10">tail →</text:span> mostra os dez últimos valores de um arquivo;</text:p>
      <text:p text:style-name="P3"><text:span text:style-name="T10">grep →</text:span> faz uma busca de um valor especificado dentro de um arquivo;</text:p>
      <text:p text:style-name="P9"><text:span text:style-name="T5"><text:tab/>-i → ignora </text:span><text:span text:style-name="T6">case sensitive</text:span><text:span text:style-name="T5"> no resultado da busca;</text:span></text:p>
      <text:p text:style-name="P9"><text:span text:style-name="T5"><text:tab/>-v → </text:span><text:span text:style-name="T7">exibe</text:span><text:span text:style-name="T5"> todos os valores que não correspondem com a busca;</text:span></text:p>
      <text:p text:style-name="P3"><text:tab/>-<text:span text:style-name="T11">n → exibe a linha do valor da busca dentro do arquivo;</text:span></text:p>
      <text:p text:style-name="P3"><text:tab/>-<text:span text:style-name="T11">c → exibe a quantidade de vezes que o valor é encontrado;</text:span></text:p>
      <text:p text:style-name="P5"><text:span text:style-name="T10">wc →</text:span> exibe a quantidade de linhas, palavras e caracteres de um arquivo;</text:p>
      <text:p text:style-name="P7"><text:span text:style-name="T10">man →</text:span> acessa ao manual de um comando específico;</text:p>
      <text:p text:style-name="P7"><text:span text:style-name="T10">whatis →</text:span> exibe o que um comando faz;</text:p>
      <text:p text:style-name="P7"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5:01:26.385235263</meta:creation-date>
    <dc:date>2022-04-27T19:47:26.731078502</dc:date>
    <meta:editing-duration>PT4H22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269" meta:character-count="1467" meta:non-whitespace-character-count="1221"/>
  </office:meta>
</office:document-meta>
</file>